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000_1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PU C#</text:p>
          </table:table-cell>
          <table:table-cell office:value-type="string" calcext:value-type="string">
            <text:p>CPU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2447" calcext:value-type="float">
            <text:p>2,72447</text:p>
          </table:table-cell>
          <table:table-cell office:value-type="float" office:value="0.389548" calcext:value-type="float">
            <text:p>0,389548</text:p>
          </table:table-cell>
          <table:table-cell office:value-type="float" office:value="1.15823" calcext:value-type="float">
            <text:p>1,15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0329" calcext:value-type="float">
            <text:p>0,390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8807" calcext:value-type="float">
            <text:p>0,388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89091" calcext:value-type="float">
            <text:p>0,38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8877" calcext:value-type="float">
            <text:p>0,38877</text:p>
          </table:table-cell>
          <table:table-cell office:value-type="float" office:value="0.388943" calcext:value-type="float">
            <text:p>0,388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8875" calcext:value-type="float">
            <text:p>0,38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88716" calcext:value-type="float">
            <text:p>0,388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388966" calcext:value-type="float">
            <text:p>0,38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88848" calcext:value-type="float">
            <text:p>0,388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388793" calcext:value-type="float">
            <text:p>0,388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88777" calcext:value-type="float">
            <text:p>0,388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388583" calcext:value-type="float">
            <text:p>0,388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389039" calcext:value-type="float">
            <text:p>0,38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388654" calcext:value-type="float">
            <text:p>0,38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8879" calcext:value-type="float">
            <text:p>0,38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388756" calcext:value-type="float">
            <text:p>0,388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,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388889" calcext:value-type="float">
            <text:p>0,3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388623" calcext:value-type="float">
            <text:p>0,388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388807" calcext:value-type="float">
            <text:p>0,388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89067" calcext:value-type="float">
            <text:p>0,389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388979" calcext:value-type="float">
            <text:p>0,38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965" calcext:value-type="float">
            <text:p>0,388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388757" calcext:value-type="float">
            <text:p>0,38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88604" calcext:value-type="float">
            <text:p>0,388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389033" calcext:value-type="float">
            <text:p>0,389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388779" calcext:value-type="float">
            <text:p>0,388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388929" calcext:value-type="float">
            <text:p>0,388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388817" calcext:value-type="float">
            <text:p>0,388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389" calcext:value-type="float">
            <text:p>0,389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8987" calcext:value-type="float">
            <text:p>0,388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388718" calcext:value-type="float">
            <text:p>0,38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8828" calcext:value-type="float">
            <text:p>0,388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8816" calcext:value-type="float">
            <text:p>0,388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389012" calcext:value-type="float">
            <text:p>0,38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8636" calcext:value-type="float">
            <text:p>0,388636</text:p>
          </table:table-cell>
          <table:table-cell office:value-type="float" office:value="0.388743" calcext:value-type="float">
            <text:p>0,38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875" calcext:value-type="float">
            <text:p>0,38875</text:p>
          </table:table-cell>
          <table:table-cell office:value-type="float" office:value="0.388811" calcext:value-type="float">
            <text:p>0,388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388694" calcext:value-type="float">
            <text:p>0,38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8767" calcext:value-type="float">
            <text:p>0,388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8944" calcext:value-type="float">
            <text:p>0,388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8946" calcext:value-type="float">
            <text:p>0,388946</text:p>
          </table:table-cell>
          <table:table-cell office:value-type="float" office:value="0.38913" calcext:value-type="float">
            <text:p>0,38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388951" calcext:value-type="float">
            <text:p>0,38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388756" calcext:value-type="float">
            <text:p>0,388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388654" calcext:value-type="float">
            <text:p>0,38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389369" calcext:value-type="float">
            <text:p>0,389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0.05834595" calcext:value-type="float">
            <text:p>0,05834595</text:p>
          </table:table-cell>
          <table:table-cell table:formula="of:=SUM([.C2:.C121])/120" office:value-type="float" office:value="0.11342245" calcext:value-type="float">
            <text:p>0,11342245</text:p>
          </table:table-cell>
          <table:table-cell table:formula="of:=SUM([.D2:.D121])/120" office:value-type="float" office:value="0.0193907583333333" calcext:value-type="float">
            <text:p>0,01939075833333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0.389067" calcext:value-type="float">
            <text:p>0,389067</text:p>
          </table:table-cell>
          <table:table-cell table:formula="of:=MAX([.C2:.C121])" office:value-type="float" office:value="0.389548" calcext:value-type="float">
            <text:p>0,389548</text:p>
          </table:table-cell>
          <table:table-cell table:formula="of:=MAX([.D2:.D121])" office:value-type="float" office:value="1.15823" calcext:value-type="float">
            <text:p>1,1582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0" calcext:value-type="float">
            <text:p>0</text:p>
          </table:table-cell>
          <table:table-cell table:formula="of:=MIN([.C2:.C121])" office:value-type="float" office:value="0" calcext:value-type="float">
            <text:p>0</text:p>
          </table:table-cell>
          <table:table-cell table:formula="of:=MIN([.D2:.D1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20:52.1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8T19:21:10.328000000</dc:date>
    <meta:editing-duration>PT5M19S</meta:editing-duration>
    <meta:editing-cycles>7</meta:editing-cycles>
    <meta:generator>LibreOffice/5.4.4.2$Windows_X86_64 LibreOffice_project/2524958677847fb3bb44820e40380acbe820f960</meta:generator>
    <meta:document-statistic meta:table-count="1" meta:cell-count="495" meta:object-count="0"/>
  </office:meta>
</office:document-meta>
</file>